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6.6938in" fo:margin-left="0in" fo:margin-top="0in" fo:margin-bottom="0in" table:align="left" style:writing-mode="lr-tb"/>
    </style:style>
    <style:style style:name="Таблица1.A" style:family="table-column">
      <style:table-column-properties style:column-width="2.2549in"/>
    </style:style>
    <style:style style:name="Таблица1.B" style:family="table-column">
      <style:table-column-properties style:column-width="0.1958in"/>
    </style:style>
    <style:style style:name="Таблица1.C" style:family="table-column">
      <style:table-column-properties style:column-width="1.959in"/>
    </style:style>
    <style:style style:name="Таблица1.D" style:family="table-column">
      <style:table-column-properties style:column-width="0.1917in"/>
    </style:style>
    <style:style style:name="Таблица1.E" style:family="table-column">
      <style:table-column-properties style:column-width="2.092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1.2" style:family="table-row">
      <style:table-row-properties style:min-row-height="0.0549in" fo:keep-together="auto"/>
    </style:style>
    <style:style style:name="Таблица1.3" style:family="table-row">
      <style:table-row-properties style:min-row-height="0.6042in" fo:keep-together="auto"/>
    </style:style>
    <style:style style:name="Таблица1.A3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Таблица2" style:family="table">
      <style:table-properties style:width="6.6938in" fo:margin-left="0in" fo:margin-top="0in" fo:margin-bottom="0in" table:align="left" style:writing-mode="lr-tb"/>
    </style:style>
    <style:style style:name="Таблица2.A" style:family="table-column">
      <style:table-column-properties style:column-width="1.5042in"/>
    </style:style>
    <style:style style:name="Таблица2.B" style:family="table-column">
      <style:table-column-properties style:column-width="1.2028in"/>
    </style:style>
    <style:style style:name="Таблица2.C" style:family="table-column">
      <style:table-column-properties style:column-width="0.1646in"/>
    </style:style>
    <style:style style:name="Таблица2.D" style:family="table-column">
      <style:table-column-properties style:column-width="1.8326in"/>
    </style:style>
    <style:style style:name="Таблица2.E" style:family="table-column">
      <style:table-column-properties style:column-width="0.1639in"/>
    </style:style>
    <style:style style:name="Таблица2.F" style:family="table-column">
      <style:table-column-properties style:column-width="1.825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2.B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C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2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B2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f6d22" style:font-name-asian="Times New Roman1" style:font-size-asian="12pt" style:font-size-complex="12pt"/>
    </style:style>
    <style:style style:name="P5" style:family="paragraph" style:parent-style-name="Standard">
      <style:paragraph-properties fo:margin-left="0in" fo:margin-right="0in" fo:margin-top="0.0835in" fo:margin-bottom="0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f6d22" style:font-name-asian="Times New Roman1" style:font-size-asian="12pt" style:font-size-complex="12pt"/>
    </style:style>
    <style:style style:name="P6" style:family="paragraph" style:parent-style-name="Standard">
      <style:paragraph-properties fo:margin-left="0in" fo:margin-right="0in" fo:margin-top="0.083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f6d22" style:font-name-asian="Times New Roman1" style:font-size-asian="12pt" style:font-size-complex="12pt"/>
    </style:style>
    <style:style style:name="P7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/>
      <style:text-properties style:font-name="Times New Roman" fo:font-size="12pt" officeooo:paragraph-rsid="000f6d22" style:font-name-asian="Times New Roman1" style:font-size-asian="12pt" style:font-size-complex="12pt"/>
    </style:style>
    <style:style style:name="P8" style:family="paragraph" style:parent-style-name="Standard">
      <style:paragraph-properties fo:margin-left="0in" fo:margin-right="0in" fo:margin-top="0.3335in" fo:margin-bottom="0.111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officeooo:paragraph-rsid="000f6d22" style:font-name-asian="Times New Roman1" style:font-size-asian="12pt" style:font-size-complex="12pt"/>
    </style:style>
    <style:style style:name="P9" style:family="paragraph" style:parent-style-name="Standard">
      <style:paragraph-properties fo:margin-left="0in" fo:margin-right="0in" fo:margin-top="1.25in" fo:margin-bottom="0.111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officeooo:paragraph-rsid="000f6d22" style:font-name-asian="Times New Roman1" style:font-size-asian="12pt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f6d22" style:font-name-asian="Times New Roman1" style:font-size-asian="12pt" style:font-size-complex="12pt"/>
    </style:style>
    <style:style style:name="P11" style:family="paragraph" style:parent-style-name="Standard">
      <style:paragraph-properties fo:margin-left="-0.0752in" fo:margin-right="0in" fo:line-height="115%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f6d22" style:font-name-asian="Times New Roman1" style:font-size-asian="12pt" style:font-size-complex="12pt"/>
    </style:style>
    <style:style style:name="P12" style:family="paragraph" style:parent-style-name="Standard">
      <style:paragraph-properties fo:margin-left="0in" fo:margin-right="0in" fo:margin-top="0.8335in" fo:margin-bottom="0.111in" style:contextual-spacing="false" fo:line-height="115%" fo:orphans="0" fo:widows="0" fo:text-indent="0in" style:auto-text-indent="false" style:writing-mode="lr-tb"/>
      <style:text-properties style:font-name="Times New Roman" fo:font-size="12pt" officeooo:paragraph-rsid="000f6d22" style:font-name-asian="Times New Roman1" style:font-size-asian="12pt" style:font-size-complex="12pt"/>
    </style:style>
    <style:style style:name="P13" style:family="paragraph" style:parent-style-name="Standard">
      <style:paragraph-properties fo:margin-left="0in" fo:margin-right="0in" fo:margin-top="0.0835in" fo:margin-bottom="0.111in" style:contextual-spacing="false" fo:line-height="115%" fo:orphans="0" fo:widows="0" fo:text-indent="0in" style:auto-text-indent="false" style:writing-mode="lr-tb"/>
      <style:text-properties style:font-name="Times New Roman" fo:font-size="12pt" officeooo:paragraph-rsid="000f6d22" style:font-name-asian="Times New Roman1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margin-top="0.8402in" fo:margin-bottom="0.1098in" style:contextual-spacing="false" fo:line-height="115%" fo:orphans="0" fo:widows="0" fo:text-indent="0in" style:auto-text-indent="false" style:writing-mode="lr-tb"/>
      <style:text-properties style:font-name="Times New Roman" fo:font-size="12pt" officeooo:paragraph-rsid="000f6d22" style:font-name-asian="Times New Roman1" style:font-size-asian="12pt" style:font-size-complex="12pt"/>
    </style:style>
    <style:style style:name="P15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0pt" officeooo:paragraph-rsid="000f6d22" style:font-name-asian="Times New Roman1" style:font-size-asian="10pt" style:font-size-complex="10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0pt" officeooo:paragraph-rsid="000f6d22" style:font-name-asian="Times New Roman1" style:font-size-asian="10pt" style:font-size-complex="10pt"/>
    </style:style>
    <style:style style:name="P17" style:family="paragraph" style:parent-style-name="Standard">
      <style:paragraph-properties fo:margin-left="0in" fo:margin-right="0in" fo:margin-top="0.5in" fo:margin-bottom="0.5in" style:contextual-spacing="false" fo:line-height="115%" fo:text-align="center" style:justify-single-word="false" fo:orphans="0" fo:widows="0" fo:text-indent="0in" style:auto-text-indent="false" fo:keep-with-next="always" style:writing-mode="lr-tb">
        <style:tab-stops/>
      </style:paragraph-properties>
      <style:text-properties style:font-name="Times New Roman" officeooo:paragraph-rsid="000f6d22" style:font-name-asian="Times New Roman1" style:font-size-complex="14pt"/>
    </style:style>
    <style:style style:name="P18" style:family="paragraph" style:parent-style-name="Standard">
      <style:paragraph-properties fo:margin-left="0in" fo:margin-right="0in" fo:margin-top="0.1665in" fo:margin-bottom="0in" style:contextual-spacing="false" fo:line-height="115%" fo:text-align="center" style:justify-single-word="false" fo:orphans="0" fo:widows="0" fo:text-indent="0in" style:auto-text-indent="false" fo:keep-with-next="always" style:writing-mode="lr-tb"/>
      <style:text-properties style:font-name="Times New Roman" officeooo:paragraph-rsid="000f6d22" style:font-name-asian="Times New Roman1" style:font-size-complex="14pt"/>
    </style:style>
    <style:style style:name="P19" style:family="paragraph" style:parent-style-name="Standard">
      <style:paragraph-properties fo:margin-left="0in" fo:margin-right="0in" fo:margin-top="0.666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language="ru" fo:country="RU" officeooo:rsid="000f9231" officeooo:paragraph-rsid="000f9231" style:font-name-asian="Times New Roman1" style:font-size-complex="14pt"/>
    </style:style>
    <style:style style:name="P20" style:family="paragraph" style:parent-style-name="Standard">
      <style:paragraph-properties fo:margin-left="0in" fo:margin-right="0in" fo:margin-top="0.083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fo:language="ru" fo:country="RU" officeooo:rsid="000f9231" officeooo:paragraph-rsid="000f9231" style:font-name-asian="Times New Roman1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fo:language="en" fo:country="US" officeooo:rsid="000f9231" officeooo:paragraph-rsid="000f9231" style:font-name-asian="Times New Roman1" style:font-size-asian="12pt" style:font-size-complex="12pt"/>
    </style:style>
    <style:style style:name="P22" style:family="paragraph" style:parent-style-name="OrgSrcBlock" style:list-style-name="OrgNumberedList"/>
    <style:style style:name="P23" style:family="paragraph" style:parent-style-name="OrgSrcBlockLastLine" style:list-style-name="OrgNumberedList"/>
    <style:style style:name="P24" style:family="paragraph" style:parent-style-name="Text_20_body" style:list-style-name="OrgBulletedList"/>
    <style:style style:name="P25" style:family="paragraph" style:parent-style-name="Text_20_body" style:list-style-name="OrgNumberedList"/>
    <style:style style:name="T1" style:family="text">
      <style:text-properties fo:language="en" fo:country="US"/>
    </style:style>
    <style:style style:name="Sect1" style:family="section">
      <style:section-properties fo:background-color="#c0c0c0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table-of-content text:style-name="Sect1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">ГУАП</text:p>
            <text:p text:style-name="P8">ФАКУЛЬТЕТ СРЕДНЕГО ПРОФЕССИОНАЛЬНОГО ОБРАЗОВАНИЯ</text:p>
            <text:p text:style-name="P12">ОТЧЕТ <text:line-break/>ЗАЩИЩЕН С ОЦЕНКОЙ</text:p>
            <text:p text:style-name="P13">ПРЕПОДАВАТЕЛЬ</text:p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column table:style-name="Таблица1.D"/>
              <table:table-column table:style-name="Таблица1.E"/>
              <table:table-row table:style-name="Таблица1.1">
                <table:table-cell table:style-name="Таблица1.A1" office:value-type="string">
                  <text:p text:style-name="P4">преподаватель</text:p>
                </table:table-cell>
                <table:table-cell table:style-name="Таблица1.B1" office:value-type="string">
                  <text:p text:style-name="P5"/>
                </table:table-cell>
                <table:table-cell table:style-name="Таблица1.A1" office:value-type="string">
                  <text:p text:style-name="P5"/>
                </table:table-cell>
                <table:table-cell table:style-name="Таблица1.B1" office:value-type="string">
                  <text:p text:style-name="P5"/>
                </table:table-cell>
                <table:table-cell table:style-name="Таблица1.A1" office:value-type="string">
                  <text:p text:style-name="P20">И.Г. Бартасевич</text:p>
                </table:table-cell>
              </table:table-row>
              <table:table-row table:style-name="Таблица1.2">
                <table:table-cell table:style-name="Таблица1.B1" office:value-type="string">
                  <text:p text:style-name="P15">должность, уч. степень, звание</text:p>
                </table:table-cell>
                <table:table-cell table:style-name="Таблица1.B1" office:value-type="string">
                  <text:p text:style-name="P10"/>
                </table:table-cell>
                <table:table-cell table:style-name="Таблица1.B1" office:value-type="string">
                  <text:p text:style-name="P15">подпись, дата</text:p>
                </table:table-cell>
                <table:table-cell table:style-name="Таблица1.B1" office:value-type="string">
                  <text:p text:style-name="P10"/>
                </table:table-cell>
                <table:table-cell table:style-name="Таблица1.B1" office:value-type="string">
                  <text:p text:style-name="P15">инициалы, фамилия</text:p>
                </table:table-cell>
              </table:table-row>
              <table:table-row table:style-name="Таблица1.3">
                <table:table-cell table:style-name="Таблица1.A3" table:number-columns-spanned="5" office:value-type="string">
                  <text:p text:style-name="P19">РУКОВОДСТВО ПРОГРАММИСТА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3" table:number-columns-spanned="5" office:value-type="string">
                  <text:p text:style-name="P17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3" table:number-columns-spanned="5" office:value-type="string">
                  <text:p text:style-name="P21">integrals.pank.su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3" table:number-columns-spanned="5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4">РАБОТУ ВЫПОЛНИЛ</text:p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column table:style-name="Таблица2.D"/>
              <table:table-column table:style-name="Таблица2.E"/>
              <table:table-column table:style-name="Таблица2.F"/>
              <table:table-row table:style-name="Таблица2.1">
                <table:table-cell table:style-name="Таблица2.A1" office:value-type="string">
                  <text:p text:style-name="P11">СТУДЕНТ ГР. №</text:p>
                </table:table-cell>
                <table:table-cell table:style-name="Таблица2.B1" office:value-type="string">
                  <text:p text:style-name="P6">021к</text:p>
                </table:table-cell>
                <table:table-cell table:style-name="Таблица2.C1" office:value-type="string">
                  <text:p text:style-name="P5"/>
                </table:table-cell>
                <table:table-cell table:style-name="Таблица2.D1" office:value-type="string">
                  <text:p text:style-name="P5"/>
                </table:table-cell>
                <table:table-cell table:style-name="Таблица2.C1" office:value-type="string">
                  <text:p text:style-name="P5"/>
                </table:table-cell>
                <table:table-cell table:style-name="Таблица2.D1" office:value-type="string">
                  <text:p text:style-name="P6">В.Д. Панков</text:p>
                </table:table-cell>
              </table:table-row>
              <table:table-row table:style-name="Таблица2.1">
                <table:table-cell table:style-name="Таблица2.C1" office:value-type="string">
                  <text:p text:style-name="P16"/>
                </table:table-cell>
                <table:table-cell table:style-name="Таблица2.B2" office:value-type="string">
                  <text:p text:style-name="P10"/>
                </table:table-cell>
                <table:table-cell table:style-name="Таблица2.C1" office:value-type="string">
                  <text:p text:style-name="P10"/>
                </table:table-cell>
                <table:table-cell table:style-name="Таблица2.D2" office:value-type="string">
                  <text:p text:style-name="P15">подпись, дата</text:p>
                </table:table-cell>
                <table:table-cell table:style-name="Таблица2.C1" office:value-type="string">
                  <text:p text:style-name="P10"/>
                </table:table-cell>
                <table:table-cell table:style-name="Таблица2.C1" office:value-type="string">
                  <text:p text:style-name="P15">инициалы, фамилия</text:p>
                </table:table-cell>
              </table:table-row>
            </table:table>
            <text:p text:style-name="P9">Санкт-Петербург 2022</text:p>
            <text:p text:style-name="P2">Содержание</text:p>
          </text:index-title>
          <text:p text:style-name="Contents_20_1"><text:a xlink:type="simple" xlink:href="#org44bb056" text:style-name="Internet_20_link" text:visited-style-name="Visited_20_Internet_20_Link">1. НАЗНАЧЕНИЕ И УСЛОВИЯ ПРИМЕНЕНИЯ ПРОГРАММ</text:a></text:p>
          <text:p text:style-name="Contents_20_2"><text:a xlink:type="simple" xlink:href="#orgcd55d33" text:style-name="Internet_20_link" text:visited-style-name="Visited_20_Internet_20_Link">1.1. Назначение программы</text:a></text:p>
          <text:p text:style-name="Contents_20_2"><text:a xlink:type="simple" xlink:href="#orgeb5c59c" text:style-name="Internet_20_link" text:visited-style-name="Visited_20_Internet_20_Link">1.2. Функции программы</text:a></text:p>
          <text:p text:style-name="Contents_20_2"><text:a xlink:type="simple" xlink:href="#orge007e07" text:style-name="Internet_20_link" text:visited-style-name="Visited_20_Internet_20_Link">1.3. Условия для выполнения</text:a></text:p>
          <text:p text:style-name="Contents_20_1"><text:a xlink:type="simple" xlink:href="#orgc751f77" text:style-name="Internet_20_link" text:visited-style-name="Visited_20_Internet_20_Link">2. ХАРАКТЕРИСТИКИ ПРОГРАММЫ</text:a></text:p>
          <text:p text:style-name="Contents_20_2"><text:a xlink:type="simple" xlink:href="#org7b7e29f" text:style-name="Internet_20_link" text:visited-style-name="Visited_20_Internet_20_Link">2.1. Временные характеристики</text:a></text:p>
          <text:p text:style-name="Contents_20_2"><text:a xlink:type="simple" xlink:href="#org4d47708" text:style-name="Internet_20_link" text:visited-style-name="Visited_20_Internet_20_Link">2.2. Режим работы</text:a></text:p>
          <text:p text:style-name="Contents_20_2"><text:a xlink:type="simple" xlink:href="#org8f756c2" text:style-name="Internet_20_link" text:visited-style-name="Visited_20_Internet_20_Link">2.3. Средства контроля правильности управления</text:a></text:p>
          <text:p text:style-name="Contents_20_1"><text:a xlink:type="simple" xlink:href="#orgd249e4a" text:style-name="Internet_20_link" text:visited-style-name="Visited_20_Internet_20_Link">3. ОБРАЩЕНИЕ К ПРОГРАММЕ</text:a></text:p>
          <text:p text:style-name="Contents_20_2"><text:a xlink:type="simple" xlink:href="#org26a2105" text:style-name="Internet_20_link" text:visited-style-name="Visited_20_Internet_20_Link">3.1. Обращение к серверу</text:a></text:p>
          <text:p text:style-name="Contents_20_1"><text:a xlink:type="simple" xlink:href="#org7b52ade" text:style-name="Internet_20_link" text:visited-style-name="Visited_20_Internet_20_Link">4. ВХОДНЫЕ И ВЫХОДНЫЕ ДАННЫЕ</text:a></text:p>
          <text:p text:style-name="Contents_20_1"><text:a xlink:type="simple" xlink:href="#org9a23436" text:style-name="Internet_20_link" text:visited-style-name="Visited_20_Internet_20_Link">5. СООБЩЕНИЯ</text:a></text:p>
        </text:index-body>
      </text:table-of-content>
      <text:p text:style-name="Text_20_body"/>
      <text:p text:style-name="P3">Данное руководство преднозначено для программистов, которое подробно описывается использование программы "integrals.pank.su"©. </text:p>
      <text:h text:style-name="Heading_20_1" text:outline-level="1"><text:bookmark-start text:name="OrgXref.org44bb056"/><text:bookmark text:name="org44bb056"/>НАЗНАЧЕНИЕ И УСЛОВИЯ ПРИМЕНЕНИЯ ПРОГРАММ <text:bookmark-end text:name="OrgXref.org44bb056"/></text:h>
      <text:h text:style-name="Heading_20_2" text:outline-level="2"><text:bookmark-start text:name="OrgXref.orgcd55d33"/><text:bookmark text:name="orgcd55d33"/>Назначение программы <text:bookmark-end text:name="OrgXref.orgcd55d33"/></text:h>
      <text:p text:style-name="Text_20_body">Программа назначена для обучения интегралам. </text:p>
      <text:h text:style-name="Heading_20_2" text:outline-level="2"><text:bookmark-start text:name="OrgXref.orgeb5c59c"/><text:bookmark text:name="orgeb5c59c"/>Функции программы <text:bookmark-end text:name="OrgXref.orgeb5c59c"/></text:h>
      <text:list xml:id="list1325030932" text:style-name="OrgBulletedList">
        <text:list-item>
          <text:p text:style-name="P24">Авторизация через telegram </text:p>
        </text:list-item>
        <text:list-item>
          <text:p text:style-name="P24">Теория в удобном формате - Markdown </text:p>
        </text:list-item>
        <text:list-item>
          <text:p text:style-name="P24">В теории предусмотрены формулы </text:p>
        </text:list-item>
        <text:list-item>
          <text:p text:style-name="P24">Существует система тестов, где вопросы в случайном порядке </text:p>
        </text:list-item>
        <text:list-item>
          <text:p text:style-name="P24">А также генерация примеров и проверка </text:p>
        </text:list-item>
        <text:list-item>
          <text:p text:style-name="P24">Синхронизация с сервером </text:p>
        </text:list-item>
        <text:list-item>
          <text:p text:style-name="P24">Просмотр профиля </text:p>
        </text:list-item>
      </text:list>
      <text:h text:style-name="Heading_20_2" text:outline-level="2"><text:bookmark-start text:name="OrgXref.orge007e07"/><text:bookmark text:name="orge007e07"/>Условия для выполнения <text:bookmark-end text:name="OrgXref.orge007e07"/></text:h>
      <text:list xml:id="list111155928352372" text:style-name="OrgBulletedList">
        <text:list-item>
          <text:p text:style-name="P24">Собственный сервер </text:p>
          <text:list text:style-name="OrgNumberedList">
            <text:list-item>
              <text:p text:style-name="P25">Развернуть БД(PostgreSQL) </text:p>
            </text:list-item>
            <text:list-item>
              <text:p text:style-name="P25">Сделать telegram widget, и переноправить его на запрос </text:p>
            </text:list-item>
            <text:list-item>
              <text:p text:style-name="P25">Необходимо установить зависимости для Python. </text:p>
              <text:p text:style-name="P22">pip install PySide2</text:p>
              <text:p text:style-name="P23">pip install requests</text:p>
            </text:list-item>
            <text:list-item>
              <text:p text:style-name="P25">Исправить url до сервера в в коде программы </text:p>
            </text:list-item>
            <text:list-item>
              <text:p text:style-name="P25">Запустить и отладить </text:p>
            </text:list-item>
          </text:list>
        </text:list-item>
        <text:list-item>
          <text:p text:style-name="P24">При использовании установленного сервера </text:p>
          <text:list text:style-name="OrgNumberedList">
            <text:list-item>
              <text:p text:style-name="P25">Проверить его работоспособность перейдя по <text:a xlink:type="simple" xlink:href="http://api.pank.su:25565/" text:style-name="Internet_20_link" text:visited-style-name="Visited_20_Internet_20_Link">http://api.pank.su:25565</text:a> </text:p>
            </text:list-item>
            <text:list-item>
              <text:p text:style-name="P25">Установить зависимости </text:p>
              <text:p text:style-name="P22">pip install PySide2</text:p>
              <text:p text:style-name="P23">pip install requests</text:p>
            </text:list-item>
            <text:list-item>
              <text:p text:style-name="P25">Установить зависимости </text:p>
            </text:list-item>
            <text:list-item>
              <text:p text:style-name="P25">Запустить </text:p>
            </text:list-item>
          </text:list>
        </text:list-item>
      </text:list>
      <text:h text:style-name="Heading_20_1" text:outline-level="1"><text:bookmark-start text:name="OrgXref.orgc751f77"/><text:bookmark text:name="orgc751f77"/><text:soft-page-break/>ХАРАКТЕРИСТИКИ ПРОГРАММЫ <text:bookmark-end text:name="OrgXref.orgc751f77"/></text:h>
      <text:h text:style-name="Heading_20_2" text:outline-level="2"><text:bookmark-start text:name="OrgXref.org7b7e29f"/><text:bookmark text:name="org7b7e29f"/>Временные характеристики <text:bookmark-end text:name="OrgXref.org7b7e29f"/></text:h>
      <text:p text:style-name="Text_20_body">Программа выполняется в зависимости от скорости вашего интернета </text:p>
      <text:h text:style-name="Heading_20_2" text:outline-level="2"><text:bookmark-start text:name="OrgXref.org4d47708"/><text:bookmark text:name="org4d47708"/>Режим работы <text:bookmark-end text:name="OrgXref.org4d47708"/></text:h>
      <text:p text:style-name="Text_20_body">Online - всегда необходимо подключение к интернету </text:p>
      <text:h text:style-name="Heading_20_2" text:outline-level="2"><text:bookmark-start text:name="OrgXref.org8f756c2"/><text:bookmark text:name="org8f756c2"/>Средства контроля правильности управления <text:bookmark-end text:name="OrgXref.org8f756c2"/></text:h>
      <text:p text:style-name="Text_20_body">Их нет, так как программа должна выполняться правильно и не предусматривает внутри себя случайных событий </text:p>
      <text:h text:style-name="Heading_20_1" text:outline-level="1"><text:bookmark-start text:name="OrgXref.orgd249e4a"/><text:bookmark text:name="orgd249e4a"/>ОБРАЩЕНИЕ К ПРОГРАММЕ <text:bookmark-end text:name="OrgXref.orgd249e4a"/></text:h>
      <text:p text:style-name="Text_20_body">Обращаться программе можно лишь при запуске, но вы ничего изменить на можете. </text:p>
      <text:p text:style-name="OrgSrcBlockLastLine">python main.py</text:p>
      <text:h text:style-name="Heading_20_2" text:outline-level="2"><text:bookmark-start text:name="OrgXref.org26a2105"/><text:bookmark text:name="org26a2105"/>Обращение к серверу <text:bookmark-end text:name="OrgXref.org26a2105"/></text:h>
      <text:p text:style-name="Text_20_body">Можно попробовать обращаться к серверу. </text:p>
      <text:p text:style-name="Text_20_body">Для этого надо уже смотреть сервер на его <text:a xlink:type="simple" xlink:href="https://github.com/pank-su/RP_01/blob/master/3_server/app.py" text:style-name="Internet_20_link" text:visited-style-name="Visited_20_Internet_20_Link">исходный код</text:a>. </text:p>
      <text:h text:style-name="Heading_20_1" text:outline-level="1"><text:bookmark-start text:name="OrgXref.org7b52ade"/><text:bookmark text:name="org7b52ade"/>ВХОДНЫЕ И ВЫХОДНЫЕ ДАННЫЕ <text:bookmark-end text:name="OrgXref.org7b52ade"/></text:h>
      <text:list xml:id="list1924464450" text:style-name="OrgNumberedList">
        <text:list-item>
          <text:p text:style-name="P25">Данные аккаунта Telegram </text:p>
        </text:list-item>
        <text:list-item>
          <text:p text:style-name="P25">Ответы на тесты и генератора примера </text:p>
        </text:list-item>
      </text:list>
      <text:h text:style-name="Heading_20_1" text:outline-level="1"><text:bookmark-start text:name="OrgXref.org9a23436"/><text:bookmark text:name="org9a23436"/>СООБЩЕНИЯ <text:bookmark-end text:name="OrgXref.org9a23436"/></text:h>
      <text:p text:style-name="Text_20_body">Возможны ошибки и вылеты, связаны с интернет нестабильностью и будут выданы определённые ошибки в консоль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 style:master-page-name="">
      <loext:graphic-properties draw:fill="solid" draw:fill-color="#ffffff"/>
      <style:paragraph-properties style:page-number="auto" fo:background-color="#ffffff"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align="center" style:justify-single-word="false" fo:text-indent="0in" style:auto-text-indent="false" style:page-number="auto" fo:background-color="#ffffff" fo:padding="0.0201in" fo:border="none" style:shadow="none" text:number-lines="false" text:line-number="0"/>
      <style:text-properties fo:text-transform="uppercase" fo:color="#000000" loext:opacity="100%" style:font-name="Times New Roman" fo:font-family="'Times New Roman'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a36" draw:opacity="100%"/>
      <style:paragraph-properties fo:background-color="#282a36" fo:padding="0.0193in" fo:border="0.51pt solid #000000" style:shadow="none"/>
      <style:text-properties fo:color="#f8f8f2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NxmlText" style:family="text">
      <style:text-properties fo:color="#f8f8f2" loext:opacity="100%"/>
    </style:style>
    <style:style style:name="OrgSrcNxmlTagSlash" style:family="text">
      <style:text-properties fo:color="#f8f8f2" loext:opacity="100%"/>
    </style:style>
    <style:style style:name="OrgSrcNxmlNamespaceAttributePrefix" style:family="text">
      <style:text-properties fo:color="#f8f8f2" loext:opacity="100%"/>
    </style:style>
    <style:style style:name="OrgSrcNxmlNamespaceAttributeColon" style:family="text">
      <style:text-properties fo:color="#f8f8f2" loext:opacity="100%"/>
    </style:style>
    <style:style style:name="OrgSrcNxmlNamespaceAttributeXmlns" style:family="text">
      <style:text-properties fo:color="#8be9fd" loext:opacity="100%"/>
    </style:style>
    <style:style style:name="OrgSrcFontLockStringFace" style:family="text">
      <style:text-properties fo:color="#f1fa8c" loext:opacity="100%"/>
    </style:style>
    <style:style style:name="OrgSrcNxmlAttributeLocalName" style:family="text">
      <style:text-properties fo:color="#f8f8f2" loext:opacity="100%"/>
    </style:style>
    <style:style style:name="OrgSrcNxmlAttributeColon" style:family="text">
      <style:text-properties fo:color="#f8f8f2" loext:opacity="100%"/>
    </style:style>
    <style:style style:name="OrgSrcNxmlAttributePrefix" style:family="text">
      <style:text-properties fo:color="#8be9fd" loext:opacity="100%"/>
    </style:style>
    <style:style style:name="OrgSrcNxmlElementLocalName" style:family="text">
      <style:text-properties fo:color="#50fa7b" loext:opacity="100%"/>
    </style:style>
    <style:style style:name="OrgSrcNxmlTagDelimiter" style:family="text">
      <style:text-properties fo:color="#f8f8f2" loext:opacity="100%"/>
    </style:style>
    <style:style style:name="Bullet_5f_20_5f_Symbols" style:display-name="Bullet_20_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  <style:master-page style:name="Converted1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ася Панков</meta:initial-creator>
    <dc:date>2022-11-26T11:14:14.694000000</dc:date>
    <meta:creation-date>2022-11-26T11:11:42</meta:creation-date>
    <meta:generator>LibreOffice/7.4.2.3$Windows_X86_64 LibreOffice_project/382eef1f22670f7f4118c8c2dd222ec7ad009daf</meta:generator>
    <meta:keyword/>
    <dc:subject/>
    <dc:title/>
    <meta:editing-duration>PT2M4S</meta:editing-duration>
    <meta:editing-cycles>2</meta:editing-cycles>
    <meta:document-statistic meta:table-count="2" meta:image-count="0" meta:object-count="0" meta:page-count="4" meta:paragraph-count="81" meta:word-count="339" meta:character-count="2454" meta:non-whitespace-character-count="2174"/>
  </office:meta>
</office:document-meta>
</file>